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559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8pt" style:font-size-asian="28pt" style:font-size-complex="28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toullan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>
            <text:p>liste des exigen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4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ccueil</text:p>
          </table:table-cell>
          <table:table-cell/>
          <table:table-cell office:value-type="string" calcext:value-type="string">
            <text:p>menu d’accueil</text:p>
          </table:table-cell>
          <table:table-cell office:value-type="string" calcext:value-type="string">
            <text:p>donne possibilité de paramétrer la partie, plusieurs type de partie possible</text:p>
          </table:table-cell>
          <table:table-cell/>
        </table:table-row>
        <table:table-row table:style-name="ro3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contrôler son perso</text:p>
          </table:table-cell>
          <table:table-cell office:value-type="string" calcext:value-type="string">
            <text:p>à la souris ou au clavier, v∝distance perso / souris+plafond</text:p>
          </table:table-cell>
          <table:table-cell/>
        </table:table-row>
        <table:table-row table:style-name="ro3"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bouton rejouer, redirection accue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énération de la map qui est un tore</text:p>
          </table:table-cell>
          <table:table-cell office:value-type="string" calcext:value-type="string">
            <text:p>dispo des filons selon algo sembable à jeu vie+aléa</text:p>
          </table:table-cell>
          <table:table-cell/>
        </table:table-row>
        <table:table-row table:style-name="ro3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interaction perso avec map</text:p>
          </table:table-cell>
          <table:table-cell office:value-type="string" calcext:value-type="string">
            <text:p>impacte perso(nvp, nvm, argent, pv, protection) et map</text:p>
          </table:table-cell>
          <table:table-cell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barres de points de vie (pv)</text:p>
          </table:table-cell>
          <table:table-cell office:value-type="string" calcext:value-type="string">
            <text:p>impacte fin jeu, transfert vie perso à perso</text:p>
          </table:table-cell>
          <table:table-cell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perso contrôle par ia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rebond contre autre perso ou autre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ocus sur joueur tueur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toupie persos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génération de la map (initial)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regénération de la map en continue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classement général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gestion des niveaux de vie physique (nvp)</text:p>
          </table:table-cell>
          <table:table-cell office:value-type="string" calcext:value-type="string">
            <text:p>Proportionnel à l’aire des persos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gestion des niveaux de vie minier (nvm)</text:p>
          </table:table-cell>
          <table:table-cell office:value-type="string" calcext:value-type="string">
            <text:p>cumul de la valeur des ressources minées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gestion des niveaux de vie instantanné (nvi)</text:p>
          </table:table-cell>
          <table:table-cell office:value-type="string" calcext:value-type="string">
            <text:p>valeur nivelé par nvp et tendant exponentiellement vers nvm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gestion argent</text:p>
          </table:table-cell>
          <table:table-cell office:value-type="string" calcext:value-type="string">
            <text:p>cumul ressources en or minées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stat chiffres et graphiques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edition nom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modif habillage perso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market de customisation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interaction perso entre perso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minage or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mort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/>
          <table:table-cell office:value-type="string" calcext:value-type="string">
            <text:p>stockage données joueur dans « session »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zoom/dézoom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transfert points perso tué vers perso tueur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recuperation pv</text:p>
          </table:table-cell>
          <table:table-cell office:value-type="string" calcext:value-type="string">
            <text:p>clique droit</text:p>
          </table:table-cell>
          <table:table-cell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rtie</text:p>
          </table:table-cell>
          <table:table-cell/>
          <table:table-cell office:value-type="string" calcext:value-type="string">
            <text:p>plusieurs mode</text:p>
          </table:table-cell>
          <table:table-cell office:value-type="string" calcext:value-type="string">
            <text:p>battle royal, free for all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Perso</text:p>
          </table:table-cell>
          <table:table-cell/>
          <table:table-cell office:value-type="string" calcext:value-type="string">
            <text:p>barre de protection</text:p>
          </table:table-cell>
          <table:table-cell table:number-columns-repeated="2"/>
        </table:table-row>
        <table:table-row table:style-name="ro3" table:number-rows-repeated="104853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requirements.A3:requirements.G5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1:44:55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0:46:07.139000000</meta:creation-date>
    <meta:generator>LibreOffice/7.1.5.2$Windows_X86_64 LibreOffice_project/85f04e9f809797b8199d13c421bd8a2b025d52b5</meta:generator>
    <dc:date>2022-05-26T21:52:16.911000000</dc:date>
    <meta:editing-duration>PT3H54M19S</meta:editing-duration>
    <meta:editing-cycles>68</meta:editing-cycles>
    <meta:document-statistic meta:table-count="1" meta:cell-count="120" meta:object-count="0"/>
  </office:meta>
</office:document-meta>
</file>